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7ef8" officeooo:paragraph-rsid="00107ef8"/>
    </style:style>
    <style:style style:name="P2" style:family="paragraph" style:parent-style-name="Standard">
      <style:text-properties officeooo:rsid="00107ef8" officeooo:paragraph-rsid="0011ab86"/>
    </style:style>
    <style:style style:name="P3" style:family="paragraph" style:parent-style-name="Standard">
      <style:text-properties fo:font-weight="bold" officeooo:rsid="00107ef8" officeooo:paragraph-rsid="0011ab8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ath</text:p>
      <text:p text:style-name="P1">Type:0x0A</text:p>
      <text:p text:style-name="P1">Subtype:0x1D</text:p>
      <text:p text:style-name="P2">DisId:0xffff</text:p>
      <text:p text:style-name="P2">14:next</text:p>
      <text:p text:style-name="P1">Parent:previous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6T18:54:46.460000000</meta:creation-date>
    <dc:date>2021-03-06T18:57:50.412000000</dc:date>
    <meta:editing-duration>PT3M4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6" meta:word-count="6" meta:character-count="59" meta:non-whitespace-character-count="59"/>
  </office:meta>
</office:document-meta>
</file>